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8.42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6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6cm" fo:min-width="8.531cm" loext:decorative="false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929cm" svg:height="2.646cm" svg:x="6.064cm" svg:y="7.355cm">
          <text:p text:style-name="P1">Parent Class (Base Class)</text:p>
          <text:p text:style-name="P1">Software Develop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68cm" svg:height="2.54cm" svg:x="3.505cm" svg:y="12.417cm">
          <text:p text:style-name="P1">Inter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68cm" svg:height="2.54cm" svg:x="12.325cm" svg:y="12.382cm">
          <text:p text:style-name="P1">Junio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068cm" svg:height="2.54cm" svg:x="1cm" svg:y="17.425cm">
          <text:p text:style-name="P1">Mid-Leve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68cm" svg:height="2.54cm" svg:x="15.522cm" svg:y="17.425cm">
          <text:p text:style-name="P1">Senio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31cm" svg:height="2.61cm" svg:x="6.068cm" svg:y="2.188cm">
          <text:p text:style-name="P3"><text:span text:style-name="T1">Single Inheritanc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528cm" svg:y1="10.001cm" svg:x2="6.039cm" svg:y2="12.417cm" draw:start-shape="id1" draw:start-glue-point="2" draw:end-shape="id2" draw:end-glue-point="0" svg:d="M10528 10001v1208h-4489v1208" svg:viewBox="0 0 4490 2417">
          <text:p/>
        </draw:connector>
        <draw:connector draw:style-name="gr5" draw:text-style-name="P4" draw:layer="layout" svg:x1="10.528cm" svg:y1="10.001cm" svg:x2="14.859cm" svg:y2="12.382cm" draw:start-shape="id1" draw:start-glue-point="2" draw:end-shape="id3" draw:end-glue-point="0" svg:d="M10528 10001v1191h4331v1190" svg:viewBox="0 0 4332 2382">
          <text:p/>
        </draw:connector>
        <draw:connector draw:style-name="gr6" draw:text-style-name="P4" draw:layer="layout" draw:line-skew="2.515cm" svg:x1="10.528cm" svg:y1="10.001cm" svg:x2="3.534cm" svg:y2="17.425cm" draw:start-shape="id1" draw:start-glue-point="2" draw:end-shape="id4" draw:end-glue-point="0" svg:d="M10528 10001v6227h-6994v1197" svg:viewBox="0 0 6995 7425">
          <text:p/>
        </draw:connector>
        <draw:connector draw:style-name="gr7" draw:text-style-name="P4" draw:layer="layout" draw:line-skew="2.515cm" svg:x1="10.528cm" svg:y1="10.001cm" svg:x2="18.056cm" svg:y2="17.425cm" draw:start-shape="id1" draw:start-glue-point="2" draw:end-shape="id5" draw:end-glue-point="0" svg:d="M10528 10001v6227h7528v1197" svg:viewBox="0 0 7529 742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1:38:35.315886040</meta:creation-date>
    <dc:date>2025-04-18T12:00:30.574323534</dc:date>
    <meta:editing-duration>PT21M17S</meta:editing-duration>
    <meta:editing-cycles>5</meta:editing-cycles>
    <meta:generator>LibreOffice/24.2.7.2$Linux_X86_64 LibreOffice_project/420$Build-2</meta:generator>
    <meta:document-statistic meta:object-count="10"/>
  </office:meta>
</office:document-meta>
</file>